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LLCA CALVO, WALT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1252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1173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ILLCA CALVO, WALT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1252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AREJA MONTERROSO, SHIRLEY MILAGR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1829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1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06:07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